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2945" officeooo:paragraph-rsid="0012294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2945" officeooo:paragraph-rsid="0012294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2945" officeooo:paragraph-rsid="0012294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22945" officeooo:paragraph-rsid="0012294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/>Binary_Search_Tree.cpp</text:p>
      <text:p text:style-name="P3"/>
      <text:p text:style-name="P3">/* Roll no. <text:s/>: <text:s text:c="2"/>2002</text:p>
      <text:p text:style-name="P3"><text:s text:c="5"/>Batch <text:s text:c="4"/>: <text:s text:c="3"/>E-10</text:p>
      <text:p text:style-name="P3">*/</text:p>
      <text:p text:style-name="P1"/>
      <text:p text:style-name="P1"></text:p>
      <text:p text:style-name="P1">#include &lt;iostream&gt;</text:p>
      <text:p text:style-name="P1">#include "BST.h"</text:p>
      <text:p text:style-name="P1">#include&lt;stdlib.h&gt;</text:p>
      <text:p text:style-name="P1">using namespace std;</text:p>
      <text:p text:style-name="P1"></text:p>
      <text:p text:style-name="P1">int main()</text:p>
      <text:p text:style-name="P1">{</text:p>
      <text:p text:style-name="P1"><text:tab/>node * s;</text:p>
      <text:p text:style-name="P1"><text:tab/>BST b;</text:p>
      <text:p text:style-name="P1"></text:p>
      <text:p text:style-name="P1"><text:tab/>do</text:p>
      <text:p text:style-name="P1"><text:tab/><text:tab/>{</text:p>
      <text:p text:style-name="P1"><text:tab/><text:tab/><text:tab/>int ch;</text:p>
      <text:p text:style-name="P1"><text:tab/><text:tab/><text:tab/>cout&lt;&lt;"\tMENU\n";</text:p>
      <text:p text:style-name="P1"></text:p>
      <text:p text:style-name="P1"><text:tab/><text:tab/><text:tab/>cout&lt;&lt;"\t\t1.Create\n\t\t2.Delete\n\t\t3.Search\n\t\t4.Mirror Image"</text:p>
      <text:p text:style-name="P1"><text:tab/><text:tab/><text:tab/><text:tab/><text:tab/>"\n\t\t5.Display\n\t\t6.Display Level Wise\n\t\t7.Height of Tree\n\t\t8.Exit\n\n";</text:p>
      <text:p text:style-name="P1"><text:tab/><text:tab/><text:tab/>cout&lt;&lt;"Enter Choice : ";</text:p>
      <text:p text:style-name="P1"><text:tab/><text:tab/><text:tab/>cin&gt;&gt;ch;</text:p>
      <text:p text:style-name="P1"><text:tab/><text:tab/><text:tab/>cout&lt;&lt;endl;</text:p>
      <text:p text:style-name="P1"></text:p>
      <text:p text:style-name="P1"><text:tab/><text:tab/><text:tab/>switch(ch)</text:p>
      <text:p text:style-name="P1"><text:tab/><text:tab/><text:tab/>{</text:p>
      <text:p text:style-name="P1"><text:tab/><text:tab/><text:tab/>case 1:</text:p>
      <text:p text:style-name="P1"><text:tab/><text:tab/><text:tab/><text:tab/><text:tab/>{</text:p>
      <text:p text:style-name="P1"><text:tab/><text:tab/><text:tab/><text:tab/><text:tab/><text:tab/>int n;</text:p>
      <text:p text:style-name="P1"><text:tab/><text:tab/><text:tab/><text:tab/><text:tab/><text:tab/>cout&lt;&lt;"Enter number of values you want to enter in BST : ";</text:p>
      <text:p text:style-name="P1"><text:tab/><text:tab/><text:tab/><text:tab/><text:tab/><text:tab/>cin&gt;&gt;n;</text:p>
      <text:p text:style-name="P1"></text:p>
      <text:p text:style-name="P1"><text:tab/><text:tab/><text:tab/><text:tab/><text:tab/><text:tab/>for(int i=0;i&lt;n;i++)</text:p>
      <text:p text:style-name="P1"><text:tab/><text:tab/><text:tab/><text:tab/><text:tab/><text:tab/>{</text:p>
      <text:p text:style-name="P1"><text:tab/><text:tab/><text:tab/><text:tab/><text:tab/><text:tab/><text:tab/>cout&lt;&lt;"Enter Element number "&lt;&lt;i+1&lt;&lt;" : ";</text:p>
      <text:p text:style-name="P1"><text:tab/><text:tab/><text:tab/><text:tab/><text:tab/><text:tab/><text:tab/>int x;</text:p>
      <text:p text:style-name="P1"><text:tab/><text:tab/><text:tab/><text:tab/><text:tab/><text:tab/><text:tab/>cin&gt;&gt;x;</text:p>
      <text:p text:style-name="P1"></text:p>
      <text:p text:style-name="P1"><text:tab/><text:tab/><text:tab/><text:tab/><text:tab/><text:tab/><text:tab/>b.create(x);</text:p>
      <text:p text:style-name="P1"><text:tab/><text:tab/><text:tab/><text:tab/><text:tab/><text:tab/>}</text:p>
      <text:p text:style-name="P1"><text:tab/><text:tab/><text:tab/><text:tab/><text:tab/><text:tab/>cout&lt;&lt;"Binary Search tree created !!!!\n\n"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case 2:</text:p>
      <text:p text:style-name="P1"><text:soft-page-break/><text:tab/><text:tab/><text:tab/><text:tab/><text:tab/>{</text:p>
      <text:p text:style-name="P1"><text:tab/><text:tab/><text:tab/><text:tab/><text:tab/><text:tab/>int x;</text:p>
      <text:p text:style-name="P1"><text:tab/><text:tab/><text:tab/><text:tab/><text:tab/><text:tab/>cout&lt;&lt;"Enter node you want to delete : ";</text:p>
      <text:p text:style-name="P1"><text:tab/><text:tab/><text:tab/><text:tab/><text:tab/><text:tab/>cin&gt;&gt;x;</text:p>
      <text:p text:style-name="P1"></text:p>
      <text:p text:style-name="P1"><text:tab/><text:tab/><text:tab/><text:tab/><text:tab/><text:tab/>b.root=b.Delete(b.root,x);</text:p>
      <text:p text:style-name="P1"><text:tab/><text:tab/><text:tab/><text:tab/><text:tab/><text:tab/>cout&lt;&lt;"\n\n"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case 3:</text:p>
      <text:p text:style-name="P1"><text:tab/><text:tab/><text:tab/><text:tab/><text:tab/>{</text:p>
      <text:p text:style-name="P1"><text:tab/><text:tab/><text:tab/><text:tab/><text:tab/><text:tab/>int x;</text:p>
      <text:p text:style-name="P1"><text:tab/><text:tab/><text:tab/><text:tab/><text:tab/><text:tab/>cout&lt;&lt;"Enter node you want to search : ";</text:p>
      <text:p text:style-name="P1"><text:tab/><text:tab/><text:tab/><text:tab/><text:tab/><text:tab/>cin&gt;&gt;x;</text:p>
      <text:p text:style-name="P1"><text:tab/><text:tab/><text:tab/><text:tab/><text:tab/><text:tab/>s=b.search(b.root,x);</text:p>
      <text:p text:style-name="P1"><text:tab/><text:tab/><text:tab/><text:tab/><text:tab/><text:tab/>cout&lt;&lt;"\n\n"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case 4:</text:p>
      <text:p text:style-name="P1"><text:tab/><text:tab/><text:tab/><text:tab/><text:tab/>{</text:p>
      <text:p text:style-name="P1"><text:tab/><text:tab/><text:tab/><text:tab/><text:tab/><text:tab/>node *m;</text:p>
      <text:p text:style-name="P1"><text:tab/><text:tab/><text:tab/><text:tab/><text:tab/><text:tab/>m=b.mirror(b.root);</text:p>
      <text:p text:style-name="P1"><text:tab/><text:tab/><text:tab/><text:tab/><text:tab/><text:tab/>cout&lt;&lt;"Mirror Image created \n\n";</text:p>
      <text:p text:style-name="P1"></text:p>
      <text:p text:style-name="P1"><text:tab/><text:tab/><text:tab/><text:tab/><text:tab/><text:tab/>cout&lt;&lt;"Created tree in Inorder is : ";</text:p>
      <text:p text:style-name="P1"><text:tab/><text:tab/><text:tab/><text:tab/><text:tab/><text:tab/>b.display(m);</text:p>
      <text:p text:style-name="P1"><text:tab/><text:tab/><text:tab/><text:tab/><text:tab/><text:tab/>cout&lt;&lt;"\n\n"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case 5:</text:p>
      <text:p text:style-name="P1"><text:tab/><text:tab/><text:tab/><text:tab/><text:tab/>{</text:p>
      <text:p text:style-name="P1"><text:tab/><text:tab/><text:tab/><text:tab/><text:tab/><text:tab/>cout&lt;&lt;"Created tree in Inorder is : ";</text:p>
      <text:p text:style-name="P1"><text:tab/><text:tab/><text:tab/><text:tab/><text:tab/><text:tab/>b.display(b.root);</text:p>
      <text:p text:style-name="P1"><text:tab/><text:tab/><text:tab/><text:tab/><text:tab/><text:tab/>cout&lt;&lt;"\n\n"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case 6:</text:p>
      <text:p text:style-name="P1"><text:tab/><text:tab/><text:tab/><text:tab/><text:tab/>{</text:p>
      <text:p text:style-name="P1"><text:tab/><text:tab/><text:tab/><text:tab/><text:tab/><text:tab/>cout&lt;&lt;"Created tree in Level order is : ";</text:p>
      <text:p text:style-name="P1"><text:tab/><text:tab/><text:tab/><text:tab/><text:tab/><text:tab/>b.display_level(b.root);</text:p>
      <text:p text:style-name="P1"><text:tab/><text:tab/><text:tab/><text:tab/><text:tab/><text:tab/>cout&lt;&lt;"\n\n"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case 7:</text:p>
      <text:p text:style-name="P1"><text:tab/><text:tab/><text:tab/><text:tab/><text:tab/>{</text:p>
      <text:p text:style-name="P1"><text:tab/><text:tab/><text:tab/><text:tab/><text:tab/><text:tab/>cout&lt;&lt;"Height of tree is : "&lt;&lt;b.height(b.root)&lt;&lt;endl&lt;&lt;endl;</text:p>
      <text:p text:style-name="P1"><text:soft-page-break/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case 8:</text:p>
      <text:p text:style-name="P1"><text:tab/><text:tab/><text:tab/><text:tab/><text:tab/>{</text:p>
      <text:p text:style-name="P1"><text:tab/><text:tab/><text:tab/><text:tab/><text:tab/><text:tab/>exit(0);</text:p>
      <text:p text:style-name="P1"><text:tab/><text:tab/><text:tab/><text:tab/><text:tab/><text:tab/>break;</text:p>
      <text:p text:style-name="P1"><text:tab/><text:tab/><text:tab/><text:tab/><text:tab/>}</text:p>
      <text:p text:style-name="P1"><text:tab/><text:tab/><text:tab/>}</text:p>
      <text:p text:style-name="P1"><text:tab/><text:tab/>}</text:p>
      <text:p text:style-name="P1"><text:tab/><text:tab/>while(1);</text:p>
      <text:p text:style-name="P1"></text:p>
      <text:p text:style-name="P1"><text:tab/>return 0;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BST.cpp</text:p>
      <text:p text:style-name="P4">/*</text:p>
      <text:p text:style-name="P4"><text:s/>* BST.cpp</text:p>
      <text:p text:style-name="P4"><text:s/>*</text:p>
      <text:p text:style-name="P4"><text:s/>* <text:s/>Created on: 12-Feb-2018</text:p>
      <text:p text:style-name="P4"><text:s/>* <text:s text:c="5"/>Author: e2002</text:p>
      <text:p text:style-name="P4"><text:s/>*/</text:p>
      <text:p text:style-name="P4"></text:p>
      <text:p text:style-name="P4">#include "BST.h"</text:p>
      <text:p text:style-name="P4">#include&lt;iostream&gt;</text:p>
      <text:p text:style-name="P4">#include&lt;malloc.h&gt;</text:p>
      <text:p text:style-name="P4">#include&lt;queue&gt;</text:p>
      <text:p text:style-name="P4">using namespace std;</text:p>
      <text:p text:style-name="P4"></text:p>
      <text:p text:style-name="P4">BST::BST()</text:p>
      <text:p text:style-name="P4">{</text:p>
      <text:p text:style-name="P4"><text:tab/>root=NULL;</text:p>
      <text:p text:style-name="P4">}</text:p>
      <text:p text:style-name="P4"></text:p>
      <text:p text:style-name="P4">node * getnode(int x)</text:p>
      <text:p text:style-name="P4">{</text:p>
      <text:p text:style-name="P4"><text:tab/>node * n;</text:p>
      <text:p text:style-name="P4"><text:tab/>n=new node;</text:p>
      <text:p text:style-name="P4"></text:p>
      <text:p text:style-name="P4"><text:tab/>n-&gt;data=x;</text:p>
      <text:p text:style-name="P4"><text:tab/>n-&gt;right=NULL;</text:p>
      <text:p text:style-name="P4"><text:tab/>n-&gt;left=NULL;</text:p>
      <text:p text:style-name="P4"></text:p>
      <text:p text:style-name="P4"><text:tab/>return n;</text:p>
      <text:p text:style-name="P4">}</text:p>
      <text:p text:style-name="P4"></text:p>
      <text:p text:style-name="P4">void BST:: create(int val)</text:p>
      <text:p text:style-name="P4">{</text:p>
      <text:p text:style-name="P4"><text:tab/>if(root==NULL)</text:p>
      <text:p text:style-name="P4"><text:tab/>{</text:p>
      <text:p text:style-name="P4"><text:tab/><text:tab/>root=getnode(val);</text:p>
      <text:p text:style-name="P4"><text:tab/><text:tab/>return;</text:p>
      <text:p text:style-name="P4"><text:tab/>}</text:p>
      <text:p text:style-name="P4"></text:p>
      <text:p text:style-name="P4"><text:tab/>node *p,*q;</text:p>
      <text:p text:style-name="P4"></text:p>
      <text:p text:style-name="P4"><text:tab/>p=q=root;</text:p>
      <text:p text:style-name="P4"></text:p>
      <text:p text:style-name="P4"><text:tab/>while(q!=NULL &amp;&amp; q-&gt;data!=val)</text:p>
      <text:p text:style-name="P4"><text:tab/>{</text:p>
      <text:p text:style-name="P4"><text:tab/><text:tab/>p=q;</text:p>
      <text:p text:style-name="P4"></text:p>
      <text:p text:style-name="P4"><text:tab/><text:tab/>if(p-&gt;data &gt; val)</text:p>
      <text:p text:style-name="P4"><text:tab/><text:tab/><text:tab/>q=p-&gt;left;</text:p>
      <text:p text:style-name="P4"></text:p>
      <text:p text:style-name="P4"><text:tab/><text:tab/>else</text:p>
      <text:p text:style-name="P4"><text:tab/><text:tab/><text:tab/>q=p-&gt;right;</text:p>
      <text:p text:style-name="P4"><text:soft-page-break/><text:tab/>}</text:p>
      <text:p text:style-name="P4"></text:p>
      <text:p text:style-name="P4"><text:tab/>if(val == p-&gt;data)</text:p>
      <text:p text:style-name="P4"><text:tab/>{</text:p>
      <text:p text:style-name="P4"><text:tab/><text:tab/>cout&lt;&lt;"Duplicate item !!!"&lt;&lt;endl&lt;&lt;endl;</text:p>
      <text:p text:style-name="P4"><text:tab/><text:tab/>return;</text:p>
      <text:p text:style-name="P4"><text:tab/>}</text:p>
      <text:p text:style-name="P4"></text:p>
      <text:p text:style-name="P4"><text:tab/>else if(val&lt; p-&gt;data)</text:p>
      <text:p text:style-name="P4"><text:tab/><text:tab/>p-&gt;left=getnode(val);</text:p>
      <text:p text:style-name="P4"></text:p>
      <text:p text:style-name="P4"><text:tab/>else</text:p>
      <text:p text:style-name="P4"><text:tab/>{</text:p>
      <text:p text:style-name="P4"><text:tab/><text:tab/>p-&gt;right=getnode(val);</text:p>
      <text:p text:style-name="P4"><text:tab/>}</text:p>
      <text:p text:style-name="P4"></text:p>
      <text:p text:style-name="P4">}</text:p>
      <text:p text:style-name="P4"></text:p>
      <text:p text:style-name="P4">node* <text:s/>BST:: search(node *root, int val)</text:p>
      <text:p text:style-name="P4">{</text:p>
      <text:p text:style-name="P4"><text:tab/>if(root==NULL)</text:p>
      <text:p text:style-name="P4"><text:tab/><text:tab/>return NULL;</text:p>
      <text:p text:style-name="P4"></text:p>
      <text:p text:style-name="P4"><text:tab/>if(val == root-&gt;data)</text:p>
      <text:p text:style-name="P4"><text:tab/>{</text:p>
      <text:p text:style-name="P4"><text:tab/><text:tab/>cout&lt;&lt;"Found!!!!"&lt;&lt;endl;</text:p>
      <text:p text:style-name="P4"><text:tab/><text:tab/>cout&lt;&lt;""&lt;&lt;root-&gt;data&lt;&lt;" : \n";</text:p>
      <text:p text:style-name="P4"><text:tab/><text:tab/>return root;</text:p>
      <text:p text:style-name="P4"><text:tab/>}</text:p>
      <text:p text:style-name="P4"></text:p>
      <text:p text:style-name="P4"><text:tab/>if(val &gt; root-&gt;data)</text:p>
      <text:p text:style-name="P4"><text:tab/><text:tab/>return search(root-&gt;right,val);</text:p>
      <text:p text:style-name="P4"></text:p>
      <text:p text:style-name="P4"><text:tab/>else</text:p>
      <text:p text:style-name="P4"><text:tab/><text:tab/>return search(root-&gt;left,val);</text:p>
      <text:p text:style-name="P4">}</text:p>
      <text:p text:style-name="P4"></text:p>
      <text:p text:style-name="P4">int BST :: height(node * root)</text:p>
      <text:p text:style-name="P4">{</text:p>
      <text:p text:style-name="P4"><text:tab/>if(root==NULL)</text:p>
      <text:p text:style-name="P4"><text:tab/><text:tab/>return 0;</text:p>
      <text:p text:style-name="P4"></text:p>
      <text:p text:style-name="P4"><text:tab/>int left_height=0,right_height=0;</text:p>
      <text:p text:style-name="P4"></text:p>
      <text:p text:style-name="P4"><text:tab/>left_height =height(root-&gt;left)+1;</text:p>
      <text:p text:style-name="P4"><text:tab/>right_height=height(root-&gt;right)+1;</text:p>
      <text:p text:style-name="P4"></text:p>
      <text:p text:style-name="P4"><text:tab/>return (left_height&gt;right_height) ? <text:s/>left_height : <text:s/>right_height;</text:p>
      <text:p text:style-name="P4">}</text:p>
      <text:p text:style-name="P4"></text:p>
      <text:p text:style-name="P4">node* BST :: mirror(node * root)</text:p>
      <text:p text:style-name="P4">{</text:p>
      <text:p text:style-name="P4"><text:soft-page-break/><text:tab/>if(root != NULL)</text:p>
      <text:p text:style-name="P4"><text:tab/>{</text:p>
      <text:p text:style-name="P4"><text:tab/><text:tab/>node* temp;</text:p>
      <text:p text:style-name="P4"></text:p>
      <text:p text:style-name="P4"><text:tab/><text:tab/>temp=root-&gt;left;</text:p>
      <text:p text:style-name="P4"><text:tab/><text:tab/>root-&gt;left=root-&gt;right;</text:p>
      <text:p text:style-name="P4"><text:tab/><text:tab/>root-&gt;right=temp;</text:p>
      <text:p text:style-name="P4"></text:p>
      <text:p text:style-name="P4"><text:tab/><text:tab/> mirror(root-&gt;left);</text:p>
      <text:p text:style-name="P4"><text:tab/><text:tab/> mirror(root-&gt;right);</text:p>
      <text:p text:style-name="P4"><text:tab/>}</text:p>
      <text:p text:style-name="P4"></text:p>
      <text:p text:style-name="P4"><text:tab/>return root;</text:p>
      <text:p text:style-name="P4">}</text:p>
      <text:p text:style-name="P4"></text:p>
      <text:p text:style-name="P4">void BST :: display(node * root)</text:p>
      <text:p text:style-name="P4">{</text:p>
      <text:p text:style-name="P4"><text:tab/>if(root==NULL)</text:p>
      <text:p text:style-name="P4"><text:tab/><text:tab/>return;</text:p>
      <text:p text:style-name="P4"></text:p>
      <text:p text:style-name="P4"><text:tab/>display(root-&gt;left);</text:p>
      <text:p text:style-name="P4"><text:tab/>cout&lt;&lt;root-&gt;data&lt;&lt;" ";</text:p>
      <text:p text:style-name="P4"><text:tab/>display(root-&gt;right);</text:p>
      <text:p text:style-name="P4">}</text:p>
      <text:p text:style-name="P4"></text:p>
      <text:p text:style-name="P4">void BST :: display_level(node * root)</text:p>
      <text:p text:style-name="P4">{</text:p>
      <text:p text:style-name="P4"><text:tab/>queue&lt;node *&gt; q1, q2;</text:p>
      <text:p text:style-name="P4"></text:p>
      <text:p text:style-name="P4"><text:s text:c="6"/>if (root == NULL)</text:p>
      <text:p text:style-name="P4"><text:s text:c="10"/>return;</text:p>
      <text:p text:style-name="P4"></text:p>
      <text:p text:style-name="P4"><text:s text:c="6"/>q1.push(root);</text:p>
      <text:p text:style-name="P4"></text:p>
      <text:p text:style-name="P4"><text:s text:c="6"/>while (!q1.empty() || !q2.empty())</text:p>
      <text:p text:style-name="P4"><text:s text:c="6"/>{</text:p>
      <text:p text:style-name="P4"><text:s text:c="10"/>while (!q1.empty())</text:p>
      <text:p text:style-name="P4"><text:s text:c="10"/>{</text:p>
      <text:p text:style-name="P4"><text:s text:c="14"/>if (q1.front()-&gt;left != NULL)</text:p>
      <text:p text:style-name="P4"><text:s text:c="18"/>q2.push(q1.front()-&gt;left);</text:p>
      <text:p text:style-name="P4"></text:p>
      <text:p text:style-name="P4"><text:s text:c="14"/>if (q1.front()-&gt;right != NULL)</text:p>
      <text:p text:style-name="P4"><text:s text:c="18"/>q2.push(q1.front()-&gt;right);</text:p>
      <text:p text:style-name="P4"></text:p>
      <text:p text:style-name="P4"><text:s text:c="14"/>cout &lt;&lt; q1.front()-&gt;data &lt;&lt; " ";</text:p>
      <text:p text:style-name="P4"><text:s text:c="14"/>q1.pop();</text:p>
      <text:p text:style-name="P4"><text:s text:c="10"/>}</text:p>
      <text:p text:style-name="P4"></text:p>
      <text:p text:style-name="P4"><text:s text:c="10"/>cout &lt;&lt; "\n";</text:p>
      <text:p text:style-name="P4"></text:p>
      <text:p text:style-name="P4"><text:s text:c="10"/>while (!q2.empty())</text:p>
      <text:p text:style-name="P4"><text:s text:c="10"/>{</text:p>
      <text:p text:style-name="P4"><text:soft-page-break/><text:s text:c="14"/>if (q2.front()-&gt;left != NULL)</text:p>
      <text:p text:style-name="P4"><text:s text:c="18"/>q1.push(q2.front()-&gt;left);</text:p>
      <text:p text:style-name="P4"></text:p>
      <text:p text:style-name="P4"><text:s text:c="14"/>if (q2.front()-&gt;right != NULL)</text:p>
      <text:p text:style-name="P4"><text:s text:c="18"/>q1.push(q2.front()-&gt;right);</text:p>
      <text:p text:style-name="P4"></text:p>
      <text:p text:style-name="P4"><text:s text:c="14"/>cout &lt;&lt; q2.front()-&gt;data &lt;&lt; " ";</text:p>
      <text:p text:style-name="P4"><text:s text:c="14"/>q2.pop();</text:p>
      <text:p text:style-name="P4"><text:s text:c="10"/>}</text:p>
      <text:p text:style-name="P4"></text:p>
      <text:p text:style-name="P4"><text:s text:c="10"/>cout &lt;&lt; "\n";</text:p>
      <text:p text:style-name="P4"><text:s text:c="6"/>}</text:p>
      <text:p text:style-name="P4">}</text:p>
      <text:p text:style-name="P4"></text:p>
      <text:p text:style-name="P4">int find_left_most(node * n)</text:p>
      <text:p text:style-name="P4">{</text:p>
      <text:p text:style-name="P4"><text:tab/>if(n-&gt;left==NULL)</text:p>
      <text:p text:style-name="P4"><text:tab/><text:tab/>return n-&gt;data;</text:p>
      <text:p text:style-name="P4"></text:p>
      <text:p text:style-name="P4"><text:tab/>else</text:p>
      <text:p text:style-name="P4"><text:tab/><text:tab/>return find_left_most(n-&gt;left);</text:p>
      <text:p text:style-name="P4">}</text:p>
      <text:p text:style-name="P4"></text:p>
      <text:p text:style-name="P4">node * delete_left_most(node *n)</text:p>
      <text:p text:style-name="P4">{</text:p>
      <text:p text:style-name="P4"><text:tab/>if(n-&gt;left==NULL)</text:p>
      <text:p text:style-name="P4"><text:tab/><text:tab/>return n-&gt;right;</text:p>
      <text:p text:style-name="P4"></text:p>
      <text:p text:style-name="P4"><text:tab/>else</text:p>
      <text:p text:style-name="P4"><text:tab/>{</text:p>
      <text:p text:style-name="P4"><text:tab/><text:tab/>n-&gt;left=delete_left_most(n-&gt;left);</text:p>
      <text:p text:style-name="P4"><text:tab/><text:tab/>return n;</text:p>
      <text:p text:style-name="P4"><text:tab/>}</text:p>
      <text:p text:style-name="P4">}</text:p>
      <text:p text:style-name="P4"></text:p>
      <text:p text:style-name="P4">node * deletenode(node * n)</text:p>
      <text:p text:style-name="P4">{</text:p>
      <text:p text:style-name="P4"></text:p>
      <text:p text:style-name="P4"><text:tab/>if(n-&gt;left==NULL &amp;&amp; n-&gt;right==NULL) <text:s/>// leaf</text:p>
      <text:p text:style-name="P4"><text:tab/><text:tab/>return NULL;</text:p>
      <text:p text:style-name="P4"></text:p>
      <text:p text:style-name="P4"><text:tab/>if(n-&gt;left ==NULL)<text:tab/><text:tab/><text:tab/><text:tab/><text:tab/>// only right child</text:p>
      <text:p text:style-name="P4"><text:tab/><text:tab/>return n-&gt;right;</text:p>
      <text:p text:style-name="P4"></text:p>
      <text:p text:style-name="P4"><text:tab/>if(n-&gt;right == NULL)<text:tab/><text:tab/><text:tab/><text:tab/>// only left child</text:p>
      <text:p text:style-name="P4"><text:tab/><text:tab/>return n-&gt;left;</text:p>
      <text:p text:style-name="P4"></text:p>
      <text:p text:style-name="P4"><text:tab/>n-&gt;data = find_left_most(n-&gt;right);</text:p>
      <text:p text:style-name="P4"></text:p>
      <text:p text:style-name="P4"><text:tab/>n-&gt;right= delete_left_most(n-&gt;right);</text:p>
      <text:p text:style-name="P4"><text:tab/>return n;</text:p>
      <text:p text:style-name="P4">}</text:p>
      <text:p text:style-name="P4"><text:soft-page-break/></text:p>
      <text:p text:style-name="P4">node* BST :: Delete(node * root,int key)</text:p>
      <text:p text:style-name="P4">{</text:p>
      <text:p text:style-name="P4"><text:tab/>node * p;</text:p>
      <text:p text:style-name="P4"></text:p>
      <text:p text:style-name="P4"><text:tab/>if(root==NULL)</text:p>
      <text:p text:style-name="P4"><text:tab/>{</text:p>
      <text:p text:style-name="P4"><text:tab/><text:tab/>cout&lt;&lt;"Not Found !!!\n\n";</text:p>
      <text:p text:style-name="P4"><text:tab/><text:tab/>return NULL;</text:p>
      <text:p text:style-name="P4"><text:tab/>}</text:p>
      <text:p text:style-name="P4"></text:p>
      <text:p text:style-name="P4"><text:tab/>else</text:p>
      <text:p text:style-name="P4"><text:tab/>{</text:p>
      <text:p text:style-name="P4"><text:tab/><text:tab/>if(key == root-&gt;data)<text:tab/><text:tab/><text:tab/><text:tab/></text:p>
      <text:p text:style-name="P4"><text:tab/><text:tab/><text:tab/><text:tab/>root=deletenode(root);</text:p>
      <text:p text:style-name="P4"></text:p>
      <text:p text:style-name="P4"><text:tab/><text:tab/>else if(key &lt; root-&gt;data)<text:tab/><text:tab/></text:p>
      <text:p text:style-name="P4"><text:tab/><text:tab/><text:tab/>root-&gt;left=Delete(root-&gt;left,key);<text:tab/><text:tab/><text:tab/><text:tab/><text:tab/></text:p>
      <text:p text:style-name="P4"></text:p>
      <text:p text:style-name="P4"><text:tab/><text:tab/>else<text:tab/><text:tab/></text:p>
      <text:p text:style-name="P4"><text:tab/><text:tab/><text:tab/>root-&gt;right=Delete(root-&gt;right,key);<text:tab/><text:tab/><text:tab/><text:tab/><text:tab/></text:p>
      <text:p text:style-name="P4"><text:tab/><text:tab/></text:p>
      <text:p text:style-name="P4"><text:tab/><text:tab/>return root;</text:p>
      <text:p text:style-name="P4"><text:tab/>}</text:p>
      <text:p text:style-name="P4">-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BST.h</text:p>
      <text:p text:style-name="P3"><text:span text:style-name="T1">/*</text:span></text:p>
      <text:p text:style-name="P3"><text:span text:style-name="T1"><text:s/>* BST.h</text:span></text:p>
      <text:p text:style-name="P3"><text:span text:style-name="T1"><text:s/>*</text:span></text:p>
      <text:p text:style-name="P3"><text:span text:style-name="T1"><text:s/>* <text:s/>Created on: 12-Feb-2018</text:span></text:p>
      <text:p text:style-name="P3"><text:span text:style-name="T1"><text:s/>* <text:s text:c="5"/>Author: e2002</text:span></text:p>
      <text:p text:style-name="P3"><text:span text:style-name="T1"><text:s/>*/</text:span></text:p>
      <text:p text:style-name="P3"><text:span text:style-name="T1"></text:span></text:p>
      <text:p text:style-name="P3"><text:span text:style-name="T1">#ifndef BST_H_</text:span></text:p>
      <text:p text:style-name="P3"><text:span text:style-name="T1">#define BST_H_</text:span></text:p>
      <text:p text:style-name="P3"><text:span text:style-name="T1"></text:span></text:p>
      <text:p text:style-name="P3"><text:span text:style-name="T1">struct node</text:span></text:p>
      <text:p text:style-name="P3"><text:span text:style-name="T1">{</text:span></text:p>
      <text:p text:style-name="P3"><text:span text:style-name="T1"><text:tab/>int data;</text:span></text:p>
      <text:p text:style-name="P3"><text:span text:style-name="T1"><text:tab/>node * right;</text:span></text:p>
      <text:p text:style-name="P3"><text:span text:style-name="T1"><text:tab/>node * left;</text:span></text:p>
      <text:p text:style-name="P3"><text:span text:style-name="T1">};</text:span></text:p>
      <text:p text:style-name="P3"><text:span text:style-name="T1"></text:span></text:p>
      <text:p text:style-name="P3"><text:span text:style-name="T1">class BST</text:span></text:p>
      <text:p text:style-name="P3"><text:span text:style-name="T1">{</text:span></text:p>
      <text:p text:style-name="P3"><text:span text:style-name="T1">public :</text:span></text:p>
      <text:p text:style-name="P3"><text:span text:style-name="T1"></text:span></text:p>
      <text:p text:style-name="P3"><text:span text:style-name="T1"><text:tab/>BST();</text:span></text:p>
      <text:p text:style-name="P3"><text:span text:style-name="T1"><text:tab/>node * root;</text:span></text:p>
      <text:p text:style-name="P3"><text:span text:style-name="T1"><text:tab/>void create(int val);</text:span></text:p>
      <text:p text:style-name="P3"><text:span text:style-name="T1"><text:tab/>node* search(node *,int val);</text:span></text:p>
      <text:p text:style-name="P3"><text:span text:style-name="T1"><text:tab/>node* mirror(node *);</text:span></text:p>
      <text:p text:style-name="P3"><text:span text:style-name="T1"><text:tab/>void display_level(node *);</text:span></text:p>
      <text:p text:style-name="P3"><text:span text:style-name="T1"><text:tab/>void display(node *);</text:span></text:p>
      <text:p text:style-name="P3"><text:span text:style-name="T1"><text:tab/>int height(node *);</text:span></text:p>
      <text:p text:style-name="P3"><text:span text:style-name="T1"><text:tab/>node* Delete(node *,int);</text:span></text:p>
      <text:p text:style-name="P3"><text:span text:style-name="T1">};</text:span></text:p>
      <text:p text:style-name="P3"><text:span text:style-name="T1"></text:span></text:p>
      <text:p text:style-name="P3"><text:span text:style-name="T1">#endif /* BST_H_ */</text:span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8:39:13.892609433</meta:creation-date>
    <dc:date>2018-03-13T18:46:21.773526998</dc:date>
    <meta:editing-duration>P0D</meta:editing-duration>
    <meta:editing-cycles>1</meta:editing-cycles>
    <meta:document-statistic meta:table-count="0" meta:image-count="0" meta:object-count="0" meta:page-count="9" meta:paragraph-count="380" meta:word-count="605" meta:character-count="5494" meta:non-whitespace-character-count="3873"/>
    <meta:generator>LibreOffice/4.2.8.2$Linux_X86_64 LibreOffice_project/420m0$Build-2</meta:generator>
  </office:meta>
</office:document-meta>
</file>